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42.0">
            <text:p>342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22.34">
            <text:p>322.34</text:p>
          </table:table-cell>
        </table:table-row>
        <table:table-row>
          <table:table-cell office:value-type="string">
            <text:p>02/01/2017</text:p>
          </table:table-cell>
          <table:table-cell office:value-type="string">
            <text:p>alkmfdlkngòrksjtnlbkj</text:p>
          </table:table-cell>
          <table:table-cell office:value-type="float" office:value="2342.43">
            <text:p>2,342.43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24.0">
            <text:p>3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